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list-style-name="L1"/>
    <style:style style:name="T1" style:family="text">
      <style:text-properties loext:padding="0.049cm" loext:border="0.06pt solid #d9d9e3"/>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585805144" text:style-name="L1">
        <text:list-item>
          <text:p text:style-name="Text_20_body"><text:span text:style-name="Strong_20_Emphasis">Audit des réponses aux quiz</text:span> : Vous pourriez utiliser un trigger pour enregistrer chaque réponse donnée par un joueur dans une table d'audit. Cela vous permettrait de suivre l'historique des réponses et de détecter toute activité suspecte.</text:p>
        </text:list-item>
        <text:list-item>
          <text:p text:style-name="Text_20_body"><text:span text:style-name="Strong_20_Emphasis">Calcul automatique des scores</text:span> : Une procédure stockée pourrait être utilisée pour calculer automatiquement les scores des joueurs en fonction de leurs réponses aux quiz. Cette procédure pourrait également mettre à jour les classements en temps réel.</text:p>
        </text:list-item>
        <text:list-item>
          <text:p text:style-name="Text_20_body"><text:span text:style-name="Strong_20_Emphasis">Gestion des classements</text:span> : Vous pourriez créer une procédure stockée qui génère automatiquement les classements des joueurs en fonction de leurs performances dans les quiz. Cette procédure pourrait être exécutée à intervalles réguliers.</text:p>
        </text:list-item>
        <text:list-item>
          <text:p text:style-name="Text_20_body"><text:span text:style-name="Strong_20_Emphasis">Vérification de la validité des réponses</text:span> : Vous pourriez utiliser une procédure stockée pour vérifier la validité des réponses données par les joueurs en les comparant aux réponses correctes. Cela peut aider à empêcher les tricheries.</text:p>
          <text:p text:style-name="Text_20_body"/>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6T08:34:50.552000000</meta:creation-date>
    <dc:date>2023-09-26T08:38:27.967000000</dc:date>
    <meta:editing-duration>PT3M37S</meta:editing-duration>
    <meta:editing-cycles>2</meta:editing-cycles>
    <meta:generator>LibreOffice/7.5.3.2$Windows_X86_64 LibreOffice_project/9f56dff12ba03b9acd7730a5a481eea045e468f3</meta:generator>
    <meta:document-statistic meta:table-count="0" meta:image-count="0" meta:object-count="0" meta:page-count="1" meta:paragraph-count="4" meta:word-count="147" meta:character-count="964" meta:non-whitespace-character-count="825"/>
  </office:meta>
</office:document-meta>
</file>